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14f5d9"/>
    </style:style>
    <style:style style:name="T2" style:family="text">
      <style:text-properties officeooo:rsid="001612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The nature of this report is very akin to another report I have written. Reading through the brief as well as my scenario, it instantly became clear that some of the same resources will be very applicaple here. For example; OWASP Top 10, GDPR 2018, or ICO 2024.</text:p>
      <text:p text:style-name="P7"/>
      <text:p text:style-name="P7"/>
      <text:p text:style-name="P7"/>
      <text:p text:style-name="P8">1(<text:span text:style-name="T1">b</text:span>) – <text:span text:style-name="T1">Changed Understanding</text:span></text:p>
      <text:p text:style-name="P8"/>
      <text:p text:style-name="P8"/>
      <text:p text:style-name="P8">1(<text:span text:style-name="T1">c</text:span>) – <text:span text:style-name="T1">Success and Failure</text:span></text:p>
      <text:p text:style-name="P8"/>
      <text:p text:style-name="P8"/>
      <text:p text:style-name="P8">1<text:span text:style-name="T1">(d</text:span>) – <text:span text:style-name="T1">Self-Motivation</text:span></text:p>
      <text:p text:style-name="P8"/>
      <text:p text:style-name="P8"/>
      <text:p text:style-name="P8"/>
      <text:p text:style-name="P9">Section <text:span text:style-name="T1">2</text:span> – <text:span text:style-name="T2">Ongoing Risk Management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47:36.209105990</dc:date>
    <meta:editing-duration>PT4M31S</meta:editing-duration>
    <meta:editing-cycles>7</meta:editing-cycles>
    <meta:document-statistic meta:table-count="0" meta:image-count="0" meta:object-count="0" meta:page-count="2" meta:paragraph-count="9" meta:word-count="75" meta:character-count="477" meta:non-whitespace-character-count="405"/>
  </office:meta>
</office:document-meta>
</file>